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664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1.17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3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 style:data-style-name="N114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sultados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4" table:default-cell-style-name="ce1"/>
        <table:table-column table:style-name="co5" table:default-cell-style-name="ce3"/>
        <table:table-column table:style-name="co4" table:default-cell-style-name="Default"/>
        <table:table-column table:style-name="co4" table:default-cell-style-name="ce5"/>
        <table:table-column table:style-name="co4" table:default-cell-style-name="ce18"/>
        <table:table-column table:style-name="co4" table:number-columns-repeated="16376" table:default-cell-style-name="Default"/>
        <table:table-row table:style-name="ro1">
          <table:table-cell table:style-name="ce5" office:value-type="string" calcext:value-type="string" table:number-columns-spanned="8" table:number-rows-spanned="1">
            <text:p>Autoras: Bianca Mendes Francisco e Nathália Nogueira Alves</text:p>
          </table:table-cell>
          <table:covered-table-cell table:style-name="ce12"/>
          <table:covered-table-cell/>
          <table:covered-table-cell table:style-name="ce5"/>
          <table:covered-table-cell table:style-name="ce12"/>
          <table:covered-table-cell table:number-columns-repeated="2"/>
          <table:covered-table-cell table:style-name="ce12"/>
          <table:table-cell table:number-columns-repeated="16376"/>
        </table:table-row>
        <table:table-row table:style-name="ro1">
          <table:table-cell table:style-name="ce5"/>
          <table:table-cell table:style-name="ce12"/>
          <table:table-cell/>
          <table:table-cell table:style-name="ce5"/>
          <table:table-cell table:style-name="ce12"/>
          <table:table-cell table:number-columns-repeated="2"/>
          <table:table-cell table:style-name="ce12"/>
          <table:table-cell table:number-columns-repeated="16376"/>
        </table:table-row>
        <table:table-row table:style-name="ro1">
          <table:table-cell table:style-name="ce4" office:value-type="string" calcext:value-type="string" table:number-columns-spanned="2" table:number-rows-spanned="1">
            <text:p>EXPERIMENTO 1</text:p>
          </table:table-cell>
          <table:covered-table-cell table:style-name="ce6"/>
          <table:table-cell/>
          <table:table-cell table:style-name="ce4" office:value-type="string" calcext:value-type="string" table:number-columns-spanned="2" table:number-rows-spanned="1">
            <text:p>EXPERIMENTO 2</text:p>
          </table:table-cell>
          <table:covered-table-cell table:style-name="ce6"/>
          <table:table-cell/>
          <table:table-cell table:number-columns-spanned="2" table:number-rows-spanned="1"/>
          <table:covered-table-cell table:style-name="ce12"/>
          <table:table-cell table:number-columns-repeated="16376"/>
        </table:table-row>
        <table:table-row table:style-name="ro1">
          <table:table-cell office:value-type="string" calcext:value-type="string">
            <text:p>Execução</text:p>
          </table:table-cell>
          <table:table-cell table:style-name="ce1" office:value-type="string" calcext:value-type="string">
            <text:p>Tempo</text:p>
          </table:table-cell>
          <table:table-cell/>
          <table:table-cell office:value-type="string" calcext:value-type="string">
            <text:p>Execução</text:p>
          </table:table-cell>
          <table:table-cell table:style-name="ce1" office:value-type="string" calcext:value-type="string">
            <text:p>Tempo</text:p>
          </table:table-cell>
          <table:table-cell table:number-columns-repeated="2"/>
          <table:table-cell table:style-name="ce5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258595" calcext:value-type="float">
            <text:p>13,2585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624257" calcext:value-type="float">
            <text:p>2,624257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208681" calcext:value-type="float">
            <text:p>13,20868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624664" calcext:value-type="float">
            <text:p>2,624664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254028" calcext:value-type="float">
            <text:p>13,2540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63809" calcext:value-type="float">
            <text:p>2,638090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218184" calcext:value-type="float">
            <text:p>13,21818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.725013" calcext:value-type="float">
            <text:p>2,725013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25447" calcext:value-type="float">
            <text:p>13,22544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671606" calcext:value-type="float">
            <text:p>2,671606</text:p>
          </table:table-cell>
          <table:table-cell table:number-columns-repeated="1637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258853" calcext:value-type="float">
            <text:p>13,25885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.640396" calcext:value-type="float">
            <text:p>2,640396</text:p>
          </table:table-cell>
          <table:table-cell table:number-columns-repeated="1637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217326" calcext:value-type="float">
            <text:p>13,21732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.656326" calcext:value-type="float">
            <text:p>2,656326</text:p>
          </table:table-cell>
          <table:table-cell table:number-columns-repeated="1637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45797" calcext:value-type="float">
            <text:p>13,24579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.658621" calcext:value-type="float">
            <text:p>2,658621</text:p>
          </table:table-cell>
          <table:table-cell table:number-columns-repeated="1637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227396" calcext:value-type="float">
            <text:p>13,22739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.639076" calcext:value-type="float">
            <text:p>2,639076</text:p>
          </table:table-cell>
          <table:table-cell table:number-columns-repeated="1637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211748" calcext:value-type="float">
            <text:p>13,21174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664097" calcext:value-type="float">
            <text:p>2,66409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édia</text:p>
          </table:table-cell>
          <table:table-cell table:style-name="ce2" table:formula="of:=AVERAGE( [.B5:.B14] )" office:value-type="float" office:value="13.2326055" calcext:value-type="float">
            <text:p>13,2326055</text:p>
          </table:table-cell>
          <table:table-cell/>
          <table:table-cell office:value-type="string" calcext:value-type="string">
            <text:p>Média</text:p>
          </table:table-cell>
          <table:table-cell table:style-name="ce2" table:formula="of:=AVERAGE( [.E5:.E14] )" office:value-type="float" office:value="2.6542146" calcext:value-type="float">
            <text:p>2,6542146</text:p>
          </table:table-cell>
          <table:table-cell table:number-columns-repeated="2"/>
          <table:table-cell table:style-name="ce12"/>
          <table:table-cell table:number-columns-repeated="16376"/>
        </table:table-row>
        <table:table-row table:style-name="ro1">
          <table:table-cell table:style-name="Default" table:number-columns-repeated="2"/>
          <table:table-cell/>
          <table:table-cell table:style-name="Default" table:number-columns-spanned="2" table:number-rows-spanned="1"/>
          <table:covered-table-cell table:style-name="Default"/>
          <table:table-cell/>
          <table:table-cell table:style-name="Default" table:number-columns-repeated="2"/>
          <table:table-cell table:number-columns-repeated="16376"/>
        </table:table-row>
        <table:table-row table:style-name="ro1">
          <table:table-cell table:style-name="ce9" office:value-type="string" calcext:value-type="string">
            <text:p>Aceleração (Teste1/ Teste2)</text:p>
          </table:table-cell>
          <table:table-cell table:style-name="ce16" table:formula="of:=[.B15]/[.E15]" office:value-type="float" office:value="4.98550701213082" calcext:value-type="float">
            <text:p>4,98550701213082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6376"/>
        </table:table-row>
        <table:table-row table:style-name="ro2">
          <table:table-cell table:style-name="ce10" office:value-type="string" calcext:value-type="string" table:number-columns-spanned="11" table:number-rows-spanned="1">
            <text:p>A aceleração observada (quase 5) ocorre principalmente devido à melhor distribuição de carga entre os processos MPI em nós diferentes, permitindo execução paralela mais eficiente. Além disso, o uso de múltiplas threads por processo reduz o tempo de computação e aproveita melhor os recursos dos núcleos disponíveis.</text:p>
          </table:table-cell>
          <table:covered-table-cell table:style-name="ce12"/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 table:number-columns-repeated="3"/>
          <table:table-cell table:number-columns-repeated="16373"/>
        </table:table-row>
        <table:table-row table:style-name="ro1">
          <table:table-cell table:style-name="ce11"/>
          <table:table-cell table:style-name="ce5"/>
          <table:table-cell table:style-name="ce17" table:number-columns-repeated="16382"/>
        </table:table-row>
        <table:table-row table:style-name="ro1" table:number-rows-repeated="2">
          <table:table-cell table:style-name="ce5"/>
          <table:table-cell table:style-name="ce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6376"/>
        </table:table-row>
        <table:table-row table:style-name="ro1">
          <table:table-cell table:style-name="ce5"/>
          <table:table-cell table:style-name="ce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6" number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2">00/00/0000</text:date>, <text:time style:data-style-name="N2" text:time-value="19:22:49.77517386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8T23:43:24.411967719</meta:creation-date>
    <meta:generator>LibreOffice/24.2.7.2$Linux_X86_64 LibreOffice_project/420$Build-2</meta:generator>
    <dc:date>2025-11-22T19:35:59.371557158</dc:date>
    <meta:editing-duration>PT20M6S</meta:editing-duration>
    <meta:editing-cycles>4</meta:editing-cycles>
    <meta:document-statistic meta:table-count="1" meta:cell-count="54" meta:object-count="0"/>
  </office:meta>
</office:document-meta>
</file>